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39fe3" officeooo:paragraph-rsid="00139fe3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officeooo:rsid="00151e7f" officeooo:paragraph-rsid="00151e7f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language="fr" fo:country="FR" officeooo:rsid="00155c0c" officeooo:paragraph-rsid="00155c0c" style:font-size-asian="12.25pt" style:font-size-complex="14pt"/>
    </style:style>
    <style:style style:name="P5" style:family="paragraph" style:parent-style-name="Standard">
      <style:text-properties style:font-name="Droid Sans Mono Dotted for Powerline" fo:font-size="14pt" fo:language="fr" fo:country="FR" fo:font-style="italic" officeooo:rsid="00155c0c" officeooo:paragraph-rsid="00155c0c" style:font-size-asian="12.25pt" style:font-style-asian="italic" style:font-size-complex="14pt" style:font-style-complex="italic"/>
    </style:style>
    <style:style style:name="P6" style:family="paragraph" style:parent-style-name="Standard">
      <style:text-properties style:font-name="Droid Sans Mono Dotted for Powerline" fo:font-size="14pt" fo:language="fr" fo:country="FR" fo:font-weight="bold" officeooo:rsid="00155c0c" officeooo:paragraph-rsid="00155c0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roid Sans Mono Dotted for Powerline" fo:font-size="14pt" fo:language="fr" fo:country="FR" fo:font-style="normal" officeooo:rsid="00155c0c" officeooo:paragraph-rsid="00155c0c" style:font-size-asian="12.25pt" style:font-style-asian="normal" style:font-size-complex="14pt" style:font-style-complex="normal"/>
    </style:style>
    <style:style style:name="P8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758ba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Droid Sans Mono Dotted for Powerline" fo:font-size="14pt" fo:font-weight="bold" officeooo:rsid="00139fe3" officeooo:paragraph-rsid="00139fe3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Droid Sans Mono Dotted for Powerline" fo:font-size="14pt" fo:font-weight="bold" officeooo:rsid="00151e7f" officeooo:paragraph-rsid="00151e7f" style:font-size-asian="12.25pt" style:font-weight-asian="bold" style:font-size-complex="14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51e7f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77539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) User Requirement Specifications</text:p>
      <text:p text:style-name="P1"/>
      <text:p text:style-name="P10">5.1 Définition</text:p>
      <text:p text:style-name="P1"/>
      <text:p text:style-name="P1">Les User Requirement Specifications (URS), ou le cahier des charges des spécifications de l’utilisateur, à pour but de présenter les exigences du client ou de l’utilisateur. <text:span text:style-name="T2">Il doit contenir une liste exhaustive (dans la mesure du possible) de ce que le logiciel sera en mesure de faire au terme de son développement. </text:span></text:p>
      <text:p text:style-name="P1"><text:span text:style-name="T2"/></text:p>
      <text:p text:style-name="P11"><text:span text:style-name="T1">5.2 Priorité</text:span></text:p>
      <text:p text:style-name="P2"><text:span text:style-name="T1"/></text:p>
      <text:p text:style-name="P3">Nous avons décidé de diviser les URS en quatre niveaux de priorité afin de bien séparer les <text:span text:style-name="T3">caractéristiques que nous voulons absoluement trouver dans le logiciel final et les caractéristiques qui pourraient être intéressantes à développer dans le futur. </text:span></text:p>
      <text:p text:style-name="P3"><text:span text:style-name="T3"/></text:p>
      <text:p text:style-name="P6"><text:span text:style-name="T3">M – Mandatory requirement.</text:span></text:p>
      <text:p text:style-name="P5"><text:span text:style-name="T3">‘Cette caractéristique doit être incluse dans le logiciel final.’</text:span></text:p>
      <text:p text:style-name="P4"><text:span text:style-name="T3"/></text:p>
      <text:p text:style-name="P6"><text:span text:style-name="T3">D – Desirable requirement.</text:span></text:p>
      <text:p text:style-name="P5"><text:span text:style-name="T3">‘Cette caractéristique devrait être incluse dans le logiciel final, sauf si contrainte trop importante ou manque de temps.’</text:span></text:p>
      <text:p text:style-name="P4"><text:span text:style-name="T3"/></text:p>
      <text:p text:style-name="P6"><text:span text:style-name="T3">O – Optional requirement.</text:span></text:p>
      <text:p text:style-name="P5"><text:span text:style-name="T3">‘Cette caractéristique peut être incluse dans le logiciel final.’</text:span></text:p>
      <text:p text:style-name="P4"><text:span text:style-name="T3"/></text:p>
      <text:p text:style-name="P6"><text:span text:style-name="T3">E – Possible future enhancement.</text:span></text:p>
      <text:p text:style-name="P5"><text:span text:style-name="T3">‘Cette caractéristique pourrait être incluse dans le logiciel final dans le futur.’</text:span></text:p>
      <text:p text:style-name="P7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9"><text:soft-page-break/><text:span text:style-name="T3">5.3 Mandatory requirement</text:span></text:p>
      <text:p text:style-name="P8"><text:span text:style-name="T3"/></text:p>
      <text:p text:style-name="P8"><text:span text:style-name="T3">M1 : Verrouillage écran</text:span></text:p>
      <text:p text:style-name="P8"><text:span text:style-name="T3">L’utilisateur sera capable de verrouiller son écran avec une commande en CLI.</text:span></text:p>
      <text:p text:style-name="P8"><text:span text:style-name="T3"/></text:p>
      <text:p text:style-name="P8"><text:span text:style-name="T3">M2 : Reconnaissance faciale</text:span></text:p>
      <text:p text:style-name="P8"><text:span text:style-name="T3">Le logiciel sera capable de reconnaître le visage de l’utilisateur à l’aide d’une webcam.</text:span></text:p>
      <text:p text:style-name="P8"><text:span text:style-name="T3"/></text:p>
      <text:p text:style-name="P8"><text:span text:style-name="T3">M3 : Déverrouillage écran </text:span></text:p>
      <text:p text:style-name="P8"><text:span text:style-name="T3">L’utilisateur sera capable </text:span><text:span text:style-name="T4">de déverrouiller son écran.</text:span></text:p>
      <text:p text:style-name="P8"><text:span text:style-name="T4"><text:tab/>M3.1 : Par reconnaissance faciale</text:span></text:p>
      <text:p text:style-name="P8"><text:span text:style-name="T4"><text:tab/>M3.2 : Par saisie de mot de passe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1:55.509919285</meta:creation-date>
    <meta:generator>LibreOffice/5.4.3.2$Linux_X86_64 LibreOffice_project/40m0$Build-2</meta:generator>
    <dc:date>2017-11-25T17:52:52.574275479</dc:date>
    <meta:editing-duration>PT2M24S</meta:editing-duration>
    <meta:editing-cycles>1</meta:editing-cycles>
    <meta:document-statistic meta:table-count="0" meta:image-count="0" meta:object-count="0" meta:page-count="2" meta:paragraph-count="22" meta:word-count="221" meta:character-count="1468" meta:non-whitespace-character-count="1259"/>
  </office:meta>
</office:document-meta>
</file>